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xport-dcode-2024-02-25-22-07-0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ex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011000" calcext:value-type="float">
            <text:p>01011000</text:p>
          </table:table-cell>
          <table:table-cell table:style-name="Default"/>
          <table:table-cell table:formula="of:=BIN2HEX([.B2])" office:value-type="string" office:string-value="58" calcext:value-type="string">
            <text:p>58</text:p>
          </table:table-cell>
          <table:table-cell table:formula="of:=CHAR(BIN2DEC([.B2]))" office:value-type="string" office:string-value="X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01100" calcext:value-type="float">
            <text:p>1011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3])" office:value-type="string" office:string-value="2C" calcext:value-type="string">
            <text:p>2C</text:p>
          </table:table-cell>
          <table:table-cell table:formula="of:=CHAR(BIN2DEC([.B3]))" office:value-type="string" office:string-value="," calcext:value-type="string">
            <text:p>,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0110" calcext:value-type="float">
            <text:p>1011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4])" office:value-type="string" office:string-value="16" calcext:value-type="string">
            <text:p>16</text:p>
          </table:table-cell>
          <table:table-cell table:formula="of:=CHAR(BIN2DEC([.B4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011" calcext:value-type="float">
            <text:p>101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5])" office:value-type="string" office:string-value="B" calcext:value-type="string">
            <text:p>B</text:p>
          </table:table-cell>
          <table:table-cell table:formula="of:=CHAR(BIN2DEC([.B5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6])" office:value-type="string" office:string-value="5" calcext:value-type="string">
            <text:p>5</text:p>
          </table:table-cell>
          <table:table-cell table:formula="of:=CHAR(BIN2DEC([.B6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7])" office:value-type="string" office:string-value="2" calcext:value-type="string">
            <text:p>2</text:p>
          </table:table-cell>
          <table:table-cell table:formula="of:=CHAR(BIN2DEC([.B7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8])" office:value-type="string" office:string-value="1" calcext:value-type="string">
            <text:p>1</text:p>
          </table:table-cell>
          <table:table-cell table:formula="of:=CHAR(BIN2DEC([.B8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0000000" calcext:value-type="float">
            <text:p>1000000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9])" office:value-type="string" office:string-value="80" calcext:value-type="string">
            <text:p>80</text:p>
          </table:table-cell>
          <table:table-cell table:formula="of:=CHAR(BIN2DEC([.B9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10])" office:value-type="string" office:string-value="40" calcext:value-type="string">
            <text:p>40</text:p>
          </table:table-cell>
          <table:table-cell table:formula="of:=CHAR(BIN2DEC([.B10]))" office:value-type="string" office:string-value="@" calcext:value-type="string">
            <text:p>@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11])" office:value-type="string" office:string-value="20" calcext:value-type="string">
            <text:p>20</text:p>
          </table:table-cell>
          <table:table-cell table:formula="of:=CHAR(BIN2DEC([.B11])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12])" office:value-type="string" office:string-value="10" calcext:value-type="string">
            <text:p>10</text:p>
          </table:table-cell>
          <table:table-cell table:formula="of:=CHAR(BIN2DEC([.B12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0001000" calcext:value-type="float">
            <text:p>100010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13])" office:value-type="string" office:string-value="88" calcext:value-type="string">
            <text:p>88</text:p>
          </table:table-cell>
          <table:table-cell table:formula="of:=CHAR(BIN2DEC([.B13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1000100" calcext:value-type="float">
            <text:p>110001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14])" office:value-type="string" office:string-value="C4" calcext:value-type="string">
            <text:p>C4</text:p>
          </table:table-cell>
          <table:table-cell table:formula="of:=CHAR(BIN2DEC([.B14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1100010" calcext:value-type="float">
            <text:p>1110001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15])" office:value-type="string" office:string-value="E2" calcext:value-type="string">
            <text:p>E2</text:p>
          </table:table-cell>
          <table:table-cell table:formula="of:=CHAR(BIN2DEC([.B15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110001" calcext:value-type="float">
            <text:p>111000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16])" office:value-type="string" office:string-value="71" calcext:value-type="string">
            <text:p>71</text:p>
          </table:table-cell>
          <table:table-cell table:formula="of:=CHAR(BIN2DEC([.B16]))" office:value-type="string" office:string-value="q" calcext:value-type="string">
            <text:p>q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11000" calcext:value-type="float">
            <text:p>11100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17])" office:value-type="string" office:string-value="38" calcext:value-type="string">
            <text:p>38</text:p>
          </table:table-cell>
          <table:table-cell table:formula="of:=CHAR(BIN2DEC([.B17]))" office:value-type="string" office:string-value="8" calcext:value-type="string">
            <text:p>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1100" calcext:value-type="float">
            <text:p>111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18])" office:value-type="string" office:string-value="1C" calcext:value-type="string">
            <text:p>1C</text:p>
          </table:table-cell>
          <table:table-cell table:formula="of:=CHAR(BIN2DEC([.B18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10001110" calcext:value-type="float">
            <text:p>1000111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19])" office:value-type="string" office:string-value="8E" calcext:value-type="string">
            <text:p>8E</text:p>
          </table:table-cell>
          <table:table-cell table:formula="of:=CHAR(BIN2DEC([.B19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1000111" calcext:value-type="float">
            <text:p>100011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20])" office:value-type="string" office:string-value="47" calcext:value-type="string">
            <text:p>47</text:p>
          </table:table-cell>
          <table:table-cell table:formula="of:=CHAR(BIN2DEC([.B20]))" office:value-type="string" office:string-value="G" calcext:value-type="string">
            <text:p>G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100011" calcext:value-type="float">
            <text:p>10001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21])" office:value-type="string" office:string-value="23" calcext:value-type="string">
            <text:p>23</text:p>
          </table:table-cell>
          <table:table-cell table:formula="of:=CHAR(BIN2DEC([.B21]))" office:value-type="string" office:string-value="#" calcext:value-type="string">
            <text:p>#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0010001" calcext:value-type="float">
            <text:p>1001000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22])" office:value-type="string" office:string-value="91" calcext:value-type="string">
            <text:p>91</text:p>
          </table:table-cell>
          <table:table-cell table:formula="of:=CHAR(BIN2DEC([.B22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1001000" calcext:value-type="float">
            <text:p>100100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23])" office:value-type="string" office:string-value="48" calcext:value-type="string">
            <text:p>48</text:p>
          </table:table-cell>
          <table:table-cell table:formula="of:=CHAR(BIN2DEC([.B23]))" office:value-type="string" office:string-value="H" calcext:value-type="string">
            <text:p>H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10100100" calcext:value-type="float">
            <text:p>101001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24])" office:value-type="string" office:string-value="A4" calcext:value-type="string">
            <text:p>A4</text:p>
          </table:table-cell>
          <table:table-cell table:formula="of:=CHAR(BIN2DEC([.B24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11010010" calcext:value-type="float">
            <text:p>1101001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25])" office:value-type="string" office:string-value="D2" calcext:value-type="string">
            <text:p>D2</text:p>
          </table:table-cell>
          <table:table-cell table:formula="of:=CHAR(BIN2DEC([.B25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11101001" calcext:value-type="float">
            <text:p>1110100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26])" office:value-type="string" office:string-value="E9" calcext:value-type="string">
            <text:p>E9</text:p>
          </table:table-cell>
          <table:table-cell table:formula="of:=CHAR(BIN2DEC([.B26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1110100" calcext:value-type="float">
            <text:p>111010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27])" office:value-type="string" office:string-value="74" calcext:value-type="string">
            <text:p>74</text:p>
          </table:table-cell>
          <table:table-cell table:formula="of:=CHAR(BIN2DEC([.B27]))" office:value-type="string" office:string-value="t" calcext:value-type="string">
            <text:p>t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111010" calcext:value-type="float">
            <text:p>11101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28])" office:value-type="string" office:string-value="3A" calcext:value-type="string">
            <text:p>3A</text:p>
          </table:table-cell>
          <table:table-cell table:formula="of:=CHAR(BIN2DEC([.B28]))" office:value-type="string" office:string-value=":" calcext:value-type="string">
            <text:p>: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11101" calcext:value-type="float">
            <text:p>1110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29])" office:value-type="string" office:string-value="1D" calcext:value-type="string">
            <text:p>1D</text:p>
          </table:table-cell>
          <table:table-cell table:formula="of:=CHAR(BIN2DEC([.B29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1110" calcext:value-type="float">
            <text:p>111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30])" office:value-type="string" office:string-value="E" calcext:value-type="string">
            <text:p>E</text:p>
          </table:table-cell>
          <table:table-cell table:formula="of:=CHAR(BIN2DEC([.B30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31])" office:value-type="string" office:string-value="7" calcext:value-type="string">
            <text:p>7</text:p>
          </table:table-cell>
          <table:table-cell table:formula="of:=CHAR(BIN2DEC([.B31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32])" office:value-type="string" office:string-value="3" calcext:value-type="string">
            <text:p>3</text:p>
          </table:table-cell>
          <table:table-cell table:formula="of:=CHAR(BIN2DEC([.B32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10000001" calcext:value-type="float">
            <text:p>1000000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33])" office:value-type="string" office:string-value="81" calcext:value-type="string">
            <text:p>81</text:p>
          </table:table-cell>
          <table:table-cell table:formula="of:=CHAR(BIN2DEC([.B33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11000000" calcext:value-type="float">
            <text:p>1100000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34])" office:value-type="string" office:string-value="C0" calcext:value-type="string">
            <text:p>C0</text:p>
          </table:table-cell>
          <table:table-cell table:formula="of:=CHAR(BIN2DEC([.B34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1100000" calcext:value-type="float">
            <text:p>11000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35])" office:value-type="string" office:string-value="60" calcext:value-type="string">
            <text:p>60</text:p>
          </table:table-cell>
          <table:table-cell table:formula="of:=CHAR(BIN2DEC([.B35]))" office:value-type="string" office:string-value="`" calcext:value-type="string">
            <text:p>`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110000" calcext:value-type="float">
            <text:p>1100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36])" office:value-type="string" office:string-value="30" calcext:value-type="string">
            <text:p>30</text:p>
          </table:table-cell>
          <table:table-cell table:formula="of:=CHAR(BIN2DEC([.B36]))" office:value-type="string" office:string-value="0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10011000" calcext:value-type="float">
            <text:p>100110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37])" office:value-type="string" office:string-value="98" calcext:value-type="string">
            <text:p>98</text:p>
          </table:table-cell>
          <table:table-cell table:formula="of:=CHAR(BIN2DEC([.B37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1001100" calcext:value-type="float">
            <text:p>10011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38])" office:value-type="string" office:string-value="4C" calcext:value-type="string">
            <text:p>4C</text:p>
          </table:table-cell>
          <table:table-cell table:formula="of:=CHAR(BIN2DEC([.B38]))" office:value-type="string" office:string-value="L" calcext:value-type="string">
            <text:p>L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100110" calcext:value-type="float">
            <text:p>10011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39])" office:value-type="string" office:string-value="26" calcext:value-type="string">
            <text:p>26</text:p>
          </table:table-cell>
          <table:table-cell table:formula="of:=CHAR(BIN2DEC([.B39]))" office:value-type="string" office:string-value="&amp;" calcext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10010011" calcext:value-type="float">
            <text:p>1001001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40])" office:value-type="string" office:string-value="93" calcext:value-type="string">
            <text:p>93</text:p>
          </table:table-cell>
          <table:table-cell table:formula="of:=CHAR(BIN2DEC([.B40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1001001" calcext:value-type="float">
            <text:p>100100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41])" office:value-type="string" office:string-value="49" calcext:value-type="string">
            <text:p>49</text:p>
          </table:table-cell>
          <table:table-cell table:formula="of:=CHAR(BIN2DEC([.B41]))" office:value-type="string" office:string-value="I" calcext:value-type="string">
            <text:p>I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100100" calcext:value-type="float">
            <text:p>10010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42])" office:value-type="string" office:string-value="24" calcext:value-type="string">
            <text:p>24</text:p>
          </table:table-cell>
          <table:table-cell table:formula="of:=CHAR(BIN2DEC([.B42]))" office:value-type="string" office:string-value="$" calcext:value-type="string">
            <text:p>$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10010010" calcext:value-type="float">
            <text:p>1001001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43])" office:value-type="string" office:string-value="92" calcext:value-type="string">
            <text:p>92</text:p>
          </table:table-cell>
          <table:table-cell table:formula="of:=CHAR(BIN2DEC([.B43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11001001" calcext:value-type="float">
            <text:p>1100100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44])" office:value-type="string" office:string-value="C9" calcext:value-type="string">
            <text:p>C9</text:p>
          </table:table-cell>
          <table:table-cell table:formula="of:=CHAR(BIN2DEC([.B44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1100100" calcext:value-type="float">
            <text:p>110010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45])" office:value-type="string" office:string-value="64" calcext:value-type="string">
            <text:p>64</text:p>
          </table:table-cell>
          <table:table-cell table:formula="of:=CHAR(BIN2DEC([.B45]))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10110010" calcext:value-type="float">
            <text:p>1011001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46])" office:value-type="string" office:string-value="B2" calcext:value-type="string">
            <text:p>B2</text:p>
          </table:table-cell>
          <table:table-cell table:formula="of:=CHAR(BIN2DEC([.B46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11011001" calcext:value-type="float">
            <text:p>1101100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47])" office:value-type="string" office:string-value="D9" calcext:value-type="string">
            <text:p>D9</text:p>
          </table:table-cell>
          <table:table-cell table:formula="of:=CHAR(BIN2DEC([.B47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11101100" calcext:value-type="float">
            <text:p>1110110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48])" office:value-type="string" office:string-value="EC" calcext:value-type="string">
            <text:p>EC</text:p>
          </table:table-cell>
          <table:table-cell table:formula="of:=CHAR(BIN2DEC([.B48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1110110" calcext:value-type="float">
            <text:p>111011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49])" office:value-type="string" office:string-value="76" calcext:value-type="string">
            <text:p>76</text:p>
          </table:table-cell>
          <table:table-cell table:formula="of:=CHAR(BIN2DEC([.B49]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111011" calcext:value-type="float">
            <text:p>11101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50])" office:value-type="string" office:string-value="3B" calcext:value-type="string">
            <text:p>3B</text:p>
          </table:table-cell>
          <table:table-cell table:formula="of:=CHAR(BIN2DEC([.B50]))" office:value-type="string" office:string-value=";" calcext:value-type="string">
            <text:p>;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10011101" calcext:value-type="float">
            <text:p>1001110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51])" office:value-type="string" office:string-value="9D" calcext:value-type="string">
            <text:p>9D</text:p>
          </table:table-cell>
          <table:table-cell table:formula="of:=CHAR(BIN2DEC([.B51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001110" calcext:value-type="float">
            <text:p>100111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52])" office:value-type="string" office:string-value="4E" calcext:value-type="string">
            <text:p>4E</text:p>
          </table:table-cell>
          <table:table-cell table:formula="of:=CHAR(BIN2DEC([.B52])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float" office:value="100111" calcext:value-type="float">
            <text:p>10011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53])" office:value-type="string" office:string-value="27" calcext:value-type="string">
            <text:p>27</text:p>
          </table:table-cell>
          <table:table-cell table:formula="of:=CHAR(BIN2DEC([.B53]))" office:value-type="string" office:string-value="'" calcext:value-type="string">
            <text:p>'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float" office:value="10011" calcext:value-type="float">
            <text:p>1001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54])" office:value-type="string" office:string-value="13" calcext:value-type="string">
            <text:p>13</text:p>
          </table:table-cell>
          <table:table-cell table:formula="of:=CHAR(BIN2DEC([.B54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55])" office:value-type="string" office:string-value="9" calcext:value-type="string">
            <text:p>9</text:p>
          </table:table-cell>
          <table:table-cell table:formula="of:=CHAR(BIN2DEC([.B55]))" office:value-type="string" office:string-value="&#9;" calcext:value-type="string">
            <text:p><text:tab/>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56])" office:value-type="string" office:string-value="4" calcext:value-type="string">
            <text:p>4</text:p>
          </table:table-cell>
          <table:table-cell table:formula="of:=CHAR(BIN2DEC([.B56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10000010" calcext:value-type="float">
            <text:p>1000001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57])" office:value-type="string" office:string-value="82" calcext:value-type="string">
            <text:p>82</text:p>
          </table:table-cell>
          <table:table-cell table:formula="of:=CHAR(BIN2DEC([.B57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float" office:value="1000001" calcext:value-type="float">
            <text:p>100000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58])" office:value-type="string" office:string-value="41" calcext:value-type="string">
            <text:p>41</text:p>
          </table:table-cell>
          <table:table-cell table:formula="of:=CHAR(BIN2DEC([.B58])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float" office:value="10100000" calcext:value-type="float">
            <text:p>1010000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59])" office:value-type="string" office:string-value="A0" calcext:value-type="string">
            <text:p>A0</text:p>
          </table:table-cell>
          <table:table-cell table:formula="of:=CHAR(BIN2DEC([.B59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float" office:value="1010000" calcext:value-type="float">
            <text:p>10100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60])" office:value-type="string" office:string-value="50" calcext:value-type="string">
            <text:p>50</text:p>
          </table:table-cell>
          <table:table-cell table:formula="of:=CHAR(BIN2DEC([.B60]))" office:value-type="string" office:string-value="P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float" office:value="10101000" calcext:value-type="float">
            <text:p>101010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61])" office:value-type="string" office:string-value="A8" calcext:value-type="string">
            <text:p>A8</text:p>
          </table:table-cell>
          <table:table-cell table:formula="of:=CHAR(BIN2DEC([.B61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11010100" calcext:value-type="float">
            <text:p>110101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62])" office:value-type="string" office:string-value="D4" calcext:value-type="string">
            <text:p>D4</text:p>
          </table:table-cell>
          <table:table-cell table:formula="of:=CHAR(BIN2DEC([.B62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float" office:value="1101010" calcext:value-type="float">
            <text:p>110101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63])" office:value-type="string" office:string-value="6A" calcext:value-type="string">
            <text:p>6A</text:p>
          </table:table-cell>
          <table:table-cell table:formula="of:=CHAR(BIN2DEC([.B63]))" office:value-type="string" office:string-value="j" calcext:value-type="string">
            <text:p>j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float" office:value="10110101" calcext:value-type="float">
            <text:p>1011010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64])" office:value-type="string" office:string-value="B5" calcext:value-type="string">
            <text:p>B5</text:p>
          </table:table-cell>
          <table:table-cell table:formula="of:=CHAR(BIN2DEC([.B64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11011010" calcext:value-type="float">
            <text:p>1101101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65])" office:value-type="string" office:string-value="DA" calcext:value-type="string">
            <text:p>DA</text:p>
          </table:table-cell>
          <table:table-cell table:formula="of:=CHAR(BIN2DEC([.B65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float" office:value="1101101" calcext:value-type="float">
            <text:p>110110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66])" office:value-type="string" office:string-value="6D" calcext:value-type="string">
            <text:p>6D</text:p>
          </table:table-cell>
          <table:table-cell table:formula="of:=CHAR(BIN2DEC([.B66]))" office:value-type="string" office:string-value="m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10110110" calcext:value-type="float">
            <text:p>1011011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67])" office:value-type="string" office:string-value="B6" calcext:value-type="string">
            <text:p>B6</text:p>
          </table:table-cell>
          <table:table-cell table:formula="of:=CHAR(BIN2DEC([.B67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1011011" calcext:value-type="float">
            <text:p>101101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68])" office:value-type="string" office:string-value="5B" calcext:value-type="string">
            <text:p>5B</text:p>
          </table:table-cell>
          <table:table-cell table:formula="of:=CHAR(BIN2DEC([.B68]))" office:value-type="string" office:string-value="[" calcext:value-type="string">
            <text:p>[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float" office:value="10101101" calcext:value-type="float">
            <text:p>1010110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69])" office:value-type="string" office:string-value="AD" calcext:value-type="string">
            <text:p>AD</text:p>
          </table:table-cell>
          <table:table-cell table:formula="of:=CHAR(BIN2DEC([.B69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11010110" calcext:value-type="float">
            <text:p>1101011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70])" office:value-type="string" office:string-value="D6" calcext:value-type="string">
            <text:p>D6</text:p>
          </table:table-cell>
          <table:table-cell table:formula="of:=CHAR(BIN2DEC([.B70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float" office:value="1101011" calcext:value-type="float">
            <text:p>110101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71])" office:value-type="string" office:string-value="6B" calcext:value-type="string">
            <text:p>6B</text:p>
          </table:table-cell>
          <table:table-cell table:formula="of:=CHAR(BIN2DEC([.B71]))" office:value-type="string" office:string-value="k" calcext:value-type="string">
            <text:p>k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110101" calcext:value-type="float">
            <text:p>11010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72])" office:value-type="string" office:string-value="35" calcext:value-type="string">
            <text:p>35</text:p>
          </table:table-cell>
          <table:table-cell table:formula="of:=CHAR(BIN2DEC([.B72]))" office:value-type="string" office:string-value="5" calcext:value-type="string">
            <text:p>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float" office:value="10011010" calcext:value-type="float">
            <text:p>1001101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73])" office:value-type="string" office:string-value="9A" calcext:value-type="string">
            <text:p>9A</text:p>
          </table:table-cell>
          <table:table-cell table:formula="of:=CHAR(BIN2DEC([.B73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1001101" calcext:value-type="float">
            <text:p>100110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74])" office:value-type="string" office:string-value="4D" calcext:value-type="string">
            <text:p>4D</text:p>
          </table:table-cell>
          <table:table-cell table:formula="of:=CHAR(BIN2DEC([.B74]))" office:value-type="string" office:string-value="M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float" office:value="10100110" calcext:value-type="float">
            <text:p>1010011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75])" office:value-type="string" office:string-value="A6" calcext:value-type="string">
            <text:p>A6</text:p>
          </table:table-cell>
          <table:table-cell table:formula="of:=CHAR(BIN2DEC([.B75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float" office:value="11010011" calcext:value-type="float">
            <text:p>1101001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76])" office:value-type="string" office:string-value="D3" calcext:value-type="string">
            <text:p>D3</text:p>
          </table:table-cell>
          <table:table-cell table:formula="of:=CHAR(BIN2DEC([.B76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float" office:value="1101001" calcext:value-type="float">
            <text:p>110100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77])" office:value-type="string" office:string-value="69" calcext:value-type="string">
            <text:p>69</text:p>
          </table:table-cell>
          <table:table-cell table:formula="of:=CHAR(BIN2DEC([.B77]))" office:value-type="string" office:string-value="i" calcext:value-type="string">
            <text:p>i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float" office:value="110100" calcext:value-type="float">
            <text:p>11010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78])" office:value-type="string" office:string-value="34" calcext:value-type="string">
            <text:p>34</text:p>
          </table:table-cell>
          <table:table-cell table:formula="of:=CHAR(BIN2DEC([.B78]))" office:value-type="string" office:string-value="4" calcext:value-type="string">
            <text:p>4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float" office:value="11010" calcext:value-type="float">
            <text:p>1101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79])" office:value-type="string" office:string-value="1A" calcext:value-type="string">
            <text:p>1A</text:p>
          </table:table-cell>
          <table:table-cell table:formula="of:=CHAR(BIN2DEC([.B79]))" office:value-type="string" office:string-value="" calcext:value-type="string">
            <text:p/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float" office:value="1101" calcext:value-type="float">
            <text:p>110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80])" office:value-type="string" office:string-value="D" calcext:value-type="string">
            <text:p>D</text:p>
          </table:table-cell>
          <table:table-cell table:formula="of:=CHAR(BIN2DEC([.B80]))" office:value-type="string" office:string-value="&#13;" calcext:value-type="string">
            <text:p>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float" office:value="10000110" calcext:value-type="float">
            <text:p>1000011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81])" office:value-type="string" office:string-value="86" calcext:value-type="string">
            <text:p>86</text:p>
          </table:table-cell>
          <table:table-cell table:formula="of:=CHAR(BIN2DEC([.B81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11000011" calcext:value-type="float">
            <text:p>1100001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82])" office:value-type="string" office:string-value="C3" calcext:value-type="string">
            <text:p>C3</text:p>
          </table:table-cell>
          <table:table-cell table:formula="of:=CHAR(BIN2DEC([.B82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float" office:value="11100001" calcext:value-type="float">
            <text:p>1110000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83])" office:value-type="string" office:string-value="E1" calcext:value-type="string">
            <text:p>E1</text:p>
          </table:table-cell>
          <table:table-cell table:formula="of:=CHAR(BIN2DEC([.B83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float" office:value="11110000" calcext:value-type="float">
            <text:p>1111000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84])" office:value-type="string" office:string-value="F0" calcext:value-type="string">
            <text:p>F0</text:p>
          </table:table-cell>
          <table:table-cell table:formula="of:=CHAR(BIN2DEC([.B84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float" office:value="11111000" calcext:value-type="float">
            <text:p>111110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85])" office:value-type="string" office:string-value="F8" calcext:value-type="string">
            <text:p>F8</text:p>
          </table:table-cell>
          <table:table-cell table:formula="of:=CHAR(BIN2DEC([.B85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1111100" calcext:value-type="float">
            <text:p>111110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86])" office:value-type="string" office:string-value="7C" calcext:value-type="string">
            <text:p>7C</text:p>
          </table:table-cell>
          <table:table-cell table:formula="of:=CHAR(BIN2DEC([.B86]))" office:value-type="string" office:string-value="|" calcext:value-type="string">
            <text:p>|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float" office:value="10111110" calcext:value-type="float">
            <text:p>10111110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87])" office:value-type="string" office:string-value="BE" calcext:value-type="string">
            <text:p>BE</text:p>
          </table:table-cell>
          <table:table-cell table:formula="of:=CHAR(BIN2DEC([.B87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11011111" calcext:value-type="float">
            <text:p>1101111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88])" office:value-type="string" office:string-value="DF" calcext:value-type="string">
            <text:p>DF</text:p>
          </table:table-cell>
          <table:table-cell table:formula="of:=CHAR(BIN2DEC([.B88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float" office:value="1101111" calcext:value-type="float">
            <text:p>110111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89])" office:value-type="string" office:string-value="6F" calcext:value-type="string">
            <text:p>6F</text:p>
          </table:table-cell>
          <table:table-cell table:formula="of:=CHAR(BIN2DEC([.B89]))" office:value-type="string" office:string-value="o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10110111" calcext:value-type="float">
            <text:p>1011011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90])" office:value-type="string" office:string-value="B7" calcext:value-type="string">
            <text:p>B7</text:p>
          </table:table-cell>
          <table:table-cell table:formula="of:=CHAR(BIN2DEC([.B90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float" office:value="11011011" calcext:value-type="float">
            <text:p>1101101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91])" office:value-type="string" office:string-value="DB" calcext:value-type="string">
            <text:p>DB</text:p>
          </table:table-cell>
          <table:table-cell table:formula="of:=CHAR(BIN2DEC([.B91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11101101" calcext:value-type="float">
            <text:p>1110110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92])" office:value-type="string" office:string-value="ED" calcext:value-type="string">
            <text:p>ED</text:p>
          </table:table-cell>
          <table:table-cell table:formula="of:=CHAR(BIN2DEC([.B92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float" office:value="11110110" calcext:value-type="float">
            <text:p>1111011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93])" office:value-type="string" office:string-value="F6" calcext:value-type="string">
            <text:p>F6</text:p>
          </table:table-cell>
          <table:table-cell table:formula="of:=CHAR(BIN2DEC([.B93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1111011" calcext:value-type="float">
            <text:p>111101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94])" office:value-type="string" office:string-value="7B" calcext:value-type="string">
            <text:p>7B</text:p>
          </table:table-cell>
          <table:table-cell table:formula="of:=CHAR(BIN2DEC([.B94]))" office:value-type="string" office:string-value="{" calcext:value-type="string">
            <text:p>{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float" office:value="10111101" calcext:value-type="float">
            <text:p>1011110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95])" office:value-type="string" office:string-value="BD" calcext:value-type="string">
            <text:p>BD</text:p>
          </table:table-cell>
          <table:table-cell table:formula="of:=CHAR(BIN2DEC([.B95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float" office:value="1011110" calcext:value-type="float">
            <text:p>1011110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96])" office:value-type="string" office:string-value="5E" calcext:value-type="string">
            <text:p>5E</text:p>
          </table:table-cell>
          <table:table-cell table:formula="of:=CHAR(BIN2DEC([.B96]))" office:value-type="string" office:string-value="^" calcext:value-type="string">
            <text:p>^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float" office:value="10101111" calcext:value-type="float">
            <text:p>10101111</text:p>
          </table:table-cell>
          <table:table-cell table:style-name="Default" office:value-type="float" office:value="0" calcext:value-type="float">
            <text:p>0</text:p>
          </table:table-cell>
          <table:table-cell table:formula="of:=BIN2HEX([.B97])" office:value-type="string" office:string-value="AF" calcext:value-type="string">
            <text:p>AF</text:p>
          </table:table-cell>
          <table:table-cell table:formula="of:=CHAR(BIN2DEC([.B97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float" office:value="11010111" calcext:value-type="float">
            <text:p>1101011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98])" office:value-type="string" office:string-value="D7" calcext:value-type="string">
            <text:p>D7</text:p>
          </table:table-cell>
          <table:table-cell table:formula="of:=CHAR(BIN2DEC([.B98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float" office:value="11101011" calcext:value-type="float">
            <text:p>1110101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99])" office:value-type="string" office:string-value="EB" calcext:value-type="string">
            <text:p>EB</text:p>
          </table:table-cell>
          <table:table-cell table:formula="of:=CHAR(BIN2DEC([.B99]))" office:value-type="string" office:string-value="�" calcext:value-type="string">
            <text:p>�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float" office:value="1110101" calcext:value-type="float">
            <text:p>1110101</text:p>
          </table:table-cell>
          <table:table-cell table:style-name="Default" office:value-type="float" office:value="1" calcext:value-type="float">
            <text:p>1</text:p>
          </table:table-cell>
          <table:table-cell table:formula="of:=BIN2HEX([.B100])" office:value-type="string" office:string-value="75" calcext:value-type="string">
            <text:p>75</text:p>
          </table:table-cell>
          <table:table-cell table:formula="of:=CHAR(BIN2DEC([.B100]))" office:value-type="string" office:string-value="u" calcext:value-type="string">
            <text:p>u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float" office:value="1011000" calcext:value-type="float">
            <text:p>1011000</text:p>
          </table:table-cell>
          <table:table-cell table:style-name="Default"/>
          <table:table-cell table:formula="of:=BIN2HEX([.B101])" office:value-type="string" office:string-value="58" calcext:value-type="string">
            <text:p>58</text:p>
          </table:table-cell>
          <table:table-cell table:formula="of:=CHAR(BIN2DEC([.B101]))" office:value-type="string" office:string-value="X" calcext:value-type="string">
            <text:p>X</text:p>
          </table:table-cell>
          <table:table-cell table:number-columns-repeated="1019"/>
        </table:table-row>
        <table:table-row table:style-name="ro1" table:number-rows-repeated="24">
          <table:table-cell/>
          <table:table-cell table:style-name="ce3"/>
          <table:table-cell table:number-columns-repeated="1022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8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5T16:40:49.357536527</dc:date>
    <meta:editing-duration>PT49M21S</meta:editing-duration>
    <meta:editing-cycles>1</meta:editing-cycles>
    <meta:document-statistic meta:table-count="1" meta:cell-count="502" meta:object-count="0"/>
    <meta:generator>LibreOffice/7.3.7.2$Linux_X86_64 LibreOffice_project/30$Build-2</meta:generator>
  </office:meta>
</office:document-meta>
</file>